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16bf5b" officeooo:paragraph-rsid="000a521f" style:font-size-asian="10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" fo:font-size="10pt" officeooo:paragraph-rsid="000a521f" style:font-size-asian="10pt"/>
    </style:style>
    <style:style style:name="P11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officeooo:paragraph-rsid="000a521f"/>
    </style:style>
    <style:style style:name="P15" style:family="paragraph" style:parent-style-name="Standard">
      <style:paragraph-properties fo:text-align="center" style:justify-single-word="false"/>
      <style:text-properties officeooo:paragraph-rsid="000a521f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f73f3" officeooo:paragraph-rsid="000a521f" style:font-size-asian="10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background-color="#ffffff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8d8d8" style:font-name="Consolas" fo:font-size="10pt" style:font-size-asian="10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30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31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33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34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36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37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38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8d8d8" style:font-name="Consolas" fo:font-size="10pt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22552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d25252" style:font-name="Consolas" fo:font-size="10pt" fo:background-color="#414104" loext:char-shading-value="0" style:font-size-asian="10pt"/>
    </style:style>
    <style:style style:name="T5" style:family="text">
      <style:text-properties fo:color="#bed6ff" style:font-name="Consolas" fo:font-size="10pt" style:font-size-asian="10pt"/>
    </style:style>
    <style:style style:name="T6" style:family="text">
      <style:text-properties fo:color="#79abff" style:font-name="Consolas" fo:font-size="10pt" style:font-size-asian="10pt"/>
    </style:style>
    <style:style style:name="T7" style:family="text">
      <style:text-properties fo:color="#7fb347" style:font-name="Consolas" fo:font-size="10pt" style:font-size-asian="10pt"/>
    </style:style>
    <style:style style:name="T8" style:family="text">
      <style:text-properties fo:color="#efc090" style:font-name="Consolas" fo:font-size="10pt" style:font-size-asian="10pt"/>
    </style:style>
    <style:style style:name="T9" style:family="text">
      <style:text-properties fo:color="#ffffff" style:font-name="Consolas" fo:font-size="10pt" style:font-size-asian="10pt"/>
    </style:style>
    <style:style style:name="T10" style:family="text">
      <style:text-properties fo:color="#000000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4" style:family="text">
      <style:text-properties style:font-name="Consolas" fo:font-size="10pt" fo:font-weight="bold" officeooo:rsid="000f73f3" style:font-size-asian="10pt" style:font-weight-asian="bold" style:font-size-complex="18pt" style:font-weight-complex="bold"/>
    </style:style>
    <style:style style:name="T25" style:family="text">
      <style:text-properties style:font-name="Consolas" fo:font-size="10pt" fo:font-weight="bold" officeooo:rsid="000b67f5" style:font-size-asian="10pt" style:font-weight-asian="bold" style:font-size-complex="18pt" style:font-weight-complex="bold"/>
    </style:style>
    <style:style style:name="T26" style:family="text">
      <style:text-properties style:font-name="Consolas" fo:font-size="10pt" fo:background-color="#ffffff" loext:char-shading-value="0" style:font-size-asian="10pt"/>
    </style:style>
    <style:style style:name="T27" style:family="text">
      <style:text-properties style:font-name="Consolas" fo:font-size="10pt" fo:background-color="#ffffff" loext:char-shading-value="0" style:font-size-asian="10pt"/>
    </style:style>
    <style:style style:name="T28" style:family="text">
      <style:text-properties style:font-name="Consolas" fo:font-size="10pt" fo:background-color="#ffffff" loext:char-shading-value="0" style:font-size-asian="10pt"/>
    </style:style>
    <style:style style:name="T29" style:family="text">
      <style:text-properties style:font-name="Consolas" fo:font-size="10pt" fo:background-color="#ffffff" loext:char-shading-value="0" style:font-size-asian="10pt"/>
    </style:style>
    <style:style style:name="T30" style:family="text">
      <style:text-properties style:font-name="Consolas" fo:font-size="10pt" fo:background-color="#ffffff" loext:char-shading-value="0" style:font-size-asian="10pt"/>
    </style:style>
    <style:style style:name="T31" style:family="text">
      <style:text-properties style:font-name="Consolas" fo:font-size="10pt" fo:background-color="#414104" loext:char-shading-value="0" style:font-size-asian="10pt"/>
    </style:style>
    <style:style style:name="T32" style:family="text">
      <style:text-properties style:font-name="Consolas" style:text-underline-style="solid" style:text-underline-width="auto" style:text-underline-color="font-color"/>
    </style:style>
    <style:style style:name="T33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34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35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36" style:family="text">
      <style:text-properties officeooo:rsid="000f73f3"/>
    </style:style>
    <style:style style:name="T37" style:family="text">
      <style:text-properties officeooo:rsid="000ba72a"/>
    </style:style>
    <style:style style:name="T38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9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40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41" style:family="text">
      <style:text-properties fo:font-size="18pt" fo:font-weight="bold" officeooo:rsid="0018867a" style:font-size-asian="18pt" style:font-weight-asian="bold" style:font-size-complex="18pt" style:font-weight-complex="bold"/>
    </style:style>
    <style:style style:name="T42" style:family="text">
      <style:text-properties officeooo:rsid="001172d9"/>
    </style:style>
    <style:style style:name="T43" style:family="text">
      <style:text-properties fo:font-size="12pt" fo:font-weight="normal" officeooo:rsid="0018867a" style:font-size-asian="12pt" style:font-weight-asian="normal" style:font-size-complex="12pt" style:font-weight-complex="normal"/>
    </style:style>
    <style:style style:name="T44" style:family="text">
      <style:text-properties fo:font-size="15pt" fo:font-weight="normal" officeooo:rsid="0018867a" style:font-size-asian="15pt" style:font-weight-asian="normal" style:font-size-complex="15pt" style:font-weight-complex="normal"/>
    </style:style>
    <style:style style:name="T45" style:family="text">
      <style:text-properties fo:font-size="15pt" fo:font-weight="normal" officeooo:rsid="00162bb6" style:font-size-asian="15pt" style:font-weight-asian="normal" style:font-size-complex="15pt" style:font-weight-complex="normal"/>
    </style:style>
    <style:style style:name="T46" style:family="text">
      <style:text-properties fo:color="#ffc600" style:font-name="Consolas" fo:font-size="10pt" style:font-size-asian="10pt"/>
    </style:style>
    <style:style style:name="T47" style:family="text">
      <style:text-properties fo:color="#c7dd0c" style:font-name="Consolas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15"><text:span text:style-name="T33">LEC </text:span><text:span text:style-name="T34">1</text:span><text:span text:style-name="T33"> – </text:span><text:span text:style-name="T35">H</text:span><text:span text:style-name="T34">ello World</text:span></text:p>
      <text:p text:style-name="P1"/>
      <text:p text:style-name="P1">LEC <text:span text:style-name="T36">2</text:span> - <text:span text:style-name="T37">Variables</text:span></text:p>
      <text:p text:style-name="P4"/>
      <text:p text:style-name="P5">package p1;</text:p>
      <text:p text:style-name="P20"/>
      <text:p text:style-name="P20">public class app {</text:p>
      <text:p text:style-name="P20"/>
      <text:p text:style-name="P20"><text:tab/>public static void main(String[] args) {</text:p>
      <text:p text:style-name="P20"><text:tab/><text:tab/></text:p>
      <text:p text:style-name="P20"><text:tab/>//Primitive data types - Create variables</text:p>
      <text:p text:style-name="P20"><text:tab/><text:tab/></text:p>
      <text:p text:style-name="P20"><text:tab/><text:tab/>int aValue = 42;</text:p>
      <text:p text:style-name="P20"><text:tab/><text:tab/>//32 Bit value.Larger range of values.<text:tab/></text:p>
      <text:p text:style-name="P20"/>
      <text:p text:style-name="P20"><text:tab/><text:tab/>short aShort = 93;</text:p>
      <text:p text:style-name="P20"><text:tab/><text:tab/>//16 bit value. Smaller range of values.<text:tab/></text:p>
      <text:p text:style-name="P20"/>
      <text:p text:style-name="P20"><text:tab/><text:tab/>Long aLong = 8304L;</text:p>
      <text:p text:style-name="P20"><text:tab/><text:tab/>//64 bit value Very large range of numbers.</text:p>
      <text:p text:style-name="P20"><text:tab/><text:tab/></text:p>
      <text:p text:style-name="P20"><text:tab/><text:tab/>double aDouble = 3.4553;</text:p>
      <text:p text:style-name="P20"><text:tab/><text:tab/>//64 bit value. Used to define numbers with decimals.</text:p>
      <text:p text:style-name="P20"><text:tab/><text:tab/></text:p>
      <text:p text:style-name="P20"><text:tab/><text:tab/>float aFloat = 5.243F;</text:p>
      <text:p text:style-name="P20"><text:tab/><text:tab/>/*32 bit value. Used to define numbers with decimals.Less decimal places, </text:p>
      <text:p text:style-name="P20"><text:tab/><text:tab/> <text:s/>less precise than a double.*/</text:p>
      <text:p text:style-name="P20"><text:tab/><text:tab/></text:p>
      <text:p text:style-name="P20"><text:tab/><text:tab/>char aChar = 'b';</text:p>
      <text:p text:style-name="P20"><text:tab/><text:tab/>//Stores a single character/letter or ASCII values</text:p>
      <text:p text:style-name="P20"><text:tab/><text:tab/></text:p>
      <text:p text:style-name="P20"><text:tab/><text:tab/>boolean aBoolean = true;</text:p>
      <text:p text:style-name="P20"><text:tab/><text:tab/>//Stores true or false values</text:p>
      <text:p text:style-name="P20"><text:tab/><text:tab/></text:p>
      <text:p text:style-name="P20"><text:tab/><text:tab/>byte aByte = 127;</text:p>
      <text:p text:style-name="P26"><text:span text:style-name="T11"><text:tab/>//The byte data type is an 8-bit signed two's complement integer.(</text:span><text:span text:style-name="T32">min</text:span><text:span text:style-name="T11"> -128, max 127)</text:span></text:p>
      <text:p text:style-name="P20"><text:tab/><text:tab/><text:tab/><text:tab/></text:p>
      <text:p text:style-name="P20"><text:tab/>//Print variables</text:p>
      <text:p text:style-name="P20"><text:tab/><text:tab/>System.out.println(aValue);</text:p>
      <text:p text:style-name="P20"><text:tab/><text:tab/>//Prints aValue to the console</text:p>
      <text:p text:style-name="P20"><text:tab/><text:tab/></text:p>
      <text:p text:style-name="P20"><text:tab/><text:tab/>System.out.println(aShort);</text:p>
      <text:p text:style-name="P20"><text:tab/><text:tab/>//Prints aShort to the console</text:p>
      <text:p text:style-name="P20"><text:tab/><text:tab/></text:p>
      <text:p text:style-name="P20"><text:tab/><text:tab/>System.out.println(aLong);</text:p>
      <text:p text:style-name="P20"><text:tab/><text:tab/>//Prints aLong to the console</text:p>
      <text:p text:style-name="P20"><text:tab/><text:tab/></text:p>
      <text:p text:style-name="P20"><text:tab/><text:tab/>System.out.println(aDouble);</text:p>
      <text:p text:style-name="P20"><text:tab/><text:tab/>//prints aDouble to the console</text:p>
      <text:p text:style-name="P20"><text:tab/><text:tab/></text:p>
      <text:p text:style-name="P20"><text:tab/><text:tab/>System.out.println(aFloat);</text:p>
      <text:p text:style-name="P20"><text:tab/><text:tab/>//prints aFloat to the console</text:p>
      <text:p text:style-name="P20"><text:tab/><text:tab/></text:p>
      <text:p text:style-name="P20"><text:tab/><text:tab/>System.out.println(aChar);</text:p>
      <text:p text:style-name="P20"><text:tab/><text:tab/>//Prints aChar to the console</text:p>
      <text:p text:style-name="P20"><text:tab/><text:tab/></text:p>
      <text:p text:style-name="P20"><text:tab/><text:tab/>System.out.println(aBoolean);</text:p>
      <text:p text:style-name="P20"><text:tab/><text:tab/>//prints aBoolean to the console</text:p>
      <text:p text:style-name="P20"><text:tab/><text:tab/></text:p>
      <text:p text:style-name="P20"><text:tab/><text:tab/>System.out.println(aByte);</text:p>
      <text:p text:style-name="P20"><text:soft-page-break/><text:tab/><text:tab/>//prints aByte to the console</text:p>
      <text:p text:style-name="P20"><text:tab/><text:tab/></text:p>
      <text:p text:style-name="P20"><text:tab/>}</text:p>
      <text:p text:style-name="P5">}</text:p>
      <text:p text:style-name="P6"/>
      <text:p text:style-name="P16">Lec <text:span text:style-name="T36">3</text:span> – <text:span text:style-name="T37">Strings</text:span></text:p>
      <text:p text:style-name="P16"/>
      <text:list xml:id="list3306050464" text:style-name="L1">
        <text:list-item>
          <text:p text:style-name="P29">Don’t always have to use eclipse auto creation for a main method. There is a shortcut, type main and pres CTRL + SPACE and hit Enter.</text:p>
        </text:list-item>
        <text:list-item>
          <text:p text:style-name="P31"/>
          <text:p text:style-name="P32">public class Application {</text:p>
        </text:list-item>
      </text:list>
      <text:p text:style-name="P21"/>
      <text:p text:style-name="P21"><text:tab/>public static void main(String[] args) {</text:p>
      <text:p text:style-name="P21"><text:tab/><text:tab/>int aNumber = 9;</text:p>
      <text:p text:style-name="P21"><text:tab/><text:tab/>double aDouble = 9.5;</text:p>
      <text:p text:style-name="P21"><text:tab/><text:tab/>String text = "Hi";</text:p>
      <text:p text:style-name="P21"><text:tab/><text:tab/>String blank = " ";</text:p>
      <text:p text:style-name="P21"><text:tab/><text:tab/>String moreText = "there";</text:p>
      <text:p text:style-name="P21"><text:tab/><text:tab/>String hiThere = text + blank + moreText;</text:p>
      <text:p text:style-name="P21"><text:tab/><text:tab/>System.out.println(text);</text:p>
      <text:p text:style-name="P21"><text:tab/><text:tab/>System.out.println(text + blank + moreText);</text:p>
      <text:p text:style-name="P21"><text:tab/><text:tab/>System.out.println("Hi" + " " + "there");</text:p>
      <text:p text:style-name="P21"><text:tab/><text:tab/>System.out.println(hiThere);</text:p>
      <text:p text:style-name="P21"><text:tab/><text:tab/>System.out.println("My number: " + aNumber + " , " + aDouble);</text:p>
      <text:list xml:id="list215813231662774" text:continue-numbering="true" text:style-name="L1">
        <text:list-header>
          <text:p text:style-name="P38"><text:s text:c="5"/>}</text:p>
        </text:list-header>
        <text:list-item>
          <text:p text:style-name="P34"/>
        </text:list-item>
      </text:list>
      <text:p text:style-name="P15"><text:span text:style-name="T38">Lec </text:span><text:span text:style-name="T39">4</text:span><text:span text:style-name="T38"> – </text:span><text:span text:style-name="T40">W</text:span><text:span text:style-name="T39">hile Loops</text:span></text:p>
      <text:list xml:id="list3826924396" text:style-name="L2">
        <text:list-item>
          <text:p text:style-name="P30"><text:span text:style-name="T36">A</text:span>nother good shortcut to indent code. select all code, while selected hit <text:span text:style-name="T10">SHIFT + CTRL + F.</text:span></text:p>
          <text:p text:style-name="P33"/>
        </text:list-item>
      </text:list>
      <text:p text:style-name="P7"><text:s text:c="4"/>public class MyApp {</text:p>
      <text:p text:style-name="P23"><text:tab/>public static void main(String[] args) {</text:p>
      <text:p text:style-name="P23"><text:tab/><text:tab/>int number = 23;</text:p>
      <text:p text:style-name="P23"><text:tab/><text:tab/></text:p>
      <text:p text:style-name="P23"><text:tab/><text:tab/>while(number &lt; 34) {</text:p>
      <text:p text:style-name="P23"><text:tab/><text:tab/><text:tab/>System.out.println("Okay" + " " + number);</text:p>
      <text:p text:style-name="P23"><text:tab/><text:tab/><text:tab/>number = number + 2;</text:p>
      <text:p text:style-name="P23"><text:tab/><text:tab/>}</text:p>
      <text:p text:style-name="P23"><text:tab/>}</text:p>
      <text:p text:style-name="P23">}</text:p>
      <text:p text:style-name="P11"/>
      <text:p text:style-name="P16">Lec <text:span text:style-name="T36">5</text:span> – <text:s/><text:span text:style-name="T36">For Loops</text:span></text:p>
      <text:p text:style-name="P12"/>
      <text:p text:style-name="P22">public class MyApplication {</text:p>
      <text:p text:style-name="P22"><text:tab/>public static void main(String[] args) {</text:p>
      <text:p text:style-name="P22"><text:tab/><text:tab/>for(int i = 0; i &lt; 10; i++) {</text:p>
      <text:p text:style-name="P22"><text:tab/><text:tab/><text:tab/>System.out.printf("The <text:s/>value of my variable is: %d\n" , i);</text:p>
      <text:p text:style-name="P22"><text:tab/><text:tab/><text:tab/>//System.out.println(" ");</text:p>
      <text:p text:style-name="P22"><text:tab/><text:tab/>}</text:p>
      <text:p text:style-name="P22"><text:tab/>}</text:p>
      <text:p text:style-name="P22">}</text:p>
      <text:p text:style-name="P22"><text:soft-page-break/></text:p>
      <text:p text:style-name="P24">Output:</text:p>
      <text:p text:style-name="P24">The value of my variable is: 0</text:p>
      <text:p text:style-name="P22">The value of my variable is: 1</text:p>
      <text:p text:style-name="P22">The value of my variable is: 2</text:p>
      <text:p text:style-name="P22">The value of my variable is: 3</text:p>
      <text:p text:style-name="P22">The value of my variable is: 4</text:p>
      <text:p text:style-name="P22">The value of my variable is: 5</text:p>
      <text:p text:style-name="P22">The value of my variable is: 6</text:p>
      <text:p text:style-name="P22">The value of my variable is: 7</text:p>
      <text:p text:style-name="P22">The value of my variable is: 8</text:p>
      <text:p text:style-name="P24">The value of my variable is: 9</text:p>
      <text:p text:style-name="P16"/>
      <text:p text:style-name="P16"/>
      <text:p text:style-name="P15"><text:span text:style-name="T38">Lec </text:span><text:span text:style-name="T39">6</text:span><text:span text:style-name="T38"> – </text:span><text:span text:style-name="T40">I</text:span><text:span text:style-name="T39">F Statements</text:span></text:p>
      <text:list xml:id="list778979324" text:style-name="L3">
        <text:list-item>
          <text:p text:style-name="P36"><text:span text:style-name="T39">*</text:span><text:span text:style-name="T43">Hyper Console Tip</text:span><text:span text:style-name="T41">*</text:span><text:span text:style-name="T44"> </text:span><text:span text:style-name="T45">Type q to exit git log screen Type h to get help</text:span></text:p>
        </text:list-item>
      </text:list>
      <text:p text:style-name="P17"/>
      <text:p text:style-name="P22">public class MyApplication {</text:p>
      <text:p text:style-name="P22"><text:tab/>public static void main(String[] args) {</text:p>
      <text:p text:style-name="P22"><text:tab/><text:tab/>/*boolean comparison = 3 &lt; 2; // True</text:p>
      <text:p text:style-name="P22"><text:tab/><text:tab/>boolean notEquals = 3 != 4; // True</text:p>
      <text:p text:style-name="P22"><text:tab/><text:tab/>boolean equals = 5 == 4; <text:tab/>// False <text:s/>One = assigns variable, </text:p>
      <text:p text:style-name="P22"><text:tab/><text:tab/><text:tab/><text:tab/><text:tab/><text:tab/><text:tab/><text:tab/><text:tab/><text:tab/><text:tab/>//Two == Tests equality, </text:p>
      <text:p text:style-name="P22"><text:tab/><text:tab/><text:tab/><text:tab/><text:tab/><text:tab/><text:tab/><text:tab/><text:tab/><text:tab/><text:tab/>//<text:tab/>(If 5 is equal to 5) </text:p>
      <text:p text:style-name="P22"><text:tab/><text:tab/>System.out.println(comparison);</text:p>
      <text:p text:style-name="P22"><text:tab/><text:tab/>System.out.println(notEquals);</text:p>
      <text:p text:style-name="P22"><text:tab/><text:tab/>System.out.println(equals);</text:p>
      <text:p text:style-name="P22"><text:tab/><text:tab/></text:p>
      <text:p text:style-name="P22"><text:tab/><text:tab/>//Example 1</text:p>
      <text:p text:style-name="P22"><text:tab/><text:tab/>if(3 != 10) {</text:p>
      <text:p text:style-name="P22"><text:tab/><text:tab/><text:tab/>System.out.println("It's True!");</text:p>
      <text:p text:style-name="P22"><text:tab/><text:tab/>}</text:p>
      <text:p text:style-name="P22"><text:tab/><text:tab/></text:p>
      <text:p text:style-name="P22"><text:tab/><text:tab/>//Example 2</text:p>
      <text:p text:style-name="P27"><text:span text:style-name="T12"><text:tab/><text:tab/></text:span><text:span text:style-name="T23">int</text:span><text:span text:style-name="T12"> amount = 20;</text:span></text:p>
      <text:p text:style-name="P22"><text:tab/><text:tab/>if(amount == 20) {</text:p>
      <text:p text:style-name="P22"><text:tab/><text:tab/><text:tab/>System.out.println("It's True!");</text:p>
      <text:p text:style-name="P22"><text:tab/><text:tab/>}</text:p>
      <text:p text:style-name="P22"><text:tab/><text:tab/></text:p>
      <text:p text:style-name="P22"><text:tab/><text:tab/>//Example 3 </text:p>
      <text:p text:style-name="P27"><text:span text:style-name="T12"><text:tab/><text:tab/></text:span><text:span text:style-name="T23">int</text:span><text:span text:style-name="T12"> quantity = 20;</text:span></text:p>
      <text:p text:style-name="P22"><text:tab/><text:tab/>if(quantity &lt; 21) {</text:p>
      <text:p text:style-name="P22"><text:tab/><text:tab/><text:tab/>System.out.println("It's True!");</text:p>
      <text:p text:style-name="P22"><text:tab/><text:tab/>} else {</text:p>
      <text:p text:style-name="P22"><text:tab/><text:tab/><text:tab/>System.out.println("It's False!");</text:p>
      <text:p text:style-name="P22"><text:tab/><text:tab/>}</text:p>
      <text:p text:style-name="P22"><text:tab/><text:tab/></text:p>
      <text:p text:style-name="P22"><text:tab/><text:tab/>//Example 4</text:p>
      <text:p text:style-name="P27"><text:span text:style-name="T12"><text:tab/><text:tab/></text:span><text:span text:style-name="T23">int</text:span><text:span text:style-name="T12"> sum = 30;</text:span></text:p>
      <text:p text:style-name="P22"><text:tab/><text:tab/>if(sum &lt; 21) {</text:p>
      <text:p text:style-name="P22"><text:tab/><text:tab/><text:tab/>System.out.println("It's True!");</text:p>
      <text:p text:style-name="P22"><text:tab/><text:tab/>} else if(sum &gt; 30) {</text:p>
      <text:p text:style-name="P22"><text:soft-page-break/><text:tab/><text:tab/><text:tab/>System.out.println("It's False!");</text:p>
      <text:p text:style-name="P22"><text:tab/><text:tab/>} else {</text:p>
      <text:p text:style-name="P22"><text:tab/><text:tab/><text:tab/>System.out.println("None of the above");</text:p>
      <text:p text:style-name="P22"><text:tab/><text:tab/>}</text:p>
      <text:p text:style-name="P22"><text:tab/><text:tab/></text:p>
      <text:p text:style-name="P22"><text:tab/><text:tab/>//Example 5</text:p>
      <text:p text:style-name="P27"><text:span text:style-name="T12"><text:tab/><text:tab/></text:span><text:span text:style-name="T23">int</text:span><text:span text:style-name="T12"> all = 0;</text:span></text:p>
      <text:p text:style-name="P22"><text:tab/><text:tab/>while(all &lt; 0) {</text:p>
      <text:p text:style-name="P22"><text:tab/><text:tab/><text:tab/>System.out.println("In the loop");</text:p>
      <text:p text:style-name="P22"><text:tab/><text:tab/><text:tab/>all++;</text:p>
      <text:p text:style-name="P22"><text:tab/><text:tab/>} */</text:p>
      <text:p text:style-name="P22"><text:tab/><text:tab/></text:p>
      <text:p text:style-name="P22"><text:tab/><text:tab/>//Example 6</text:p>
      <text:p text:style-name="P22"><text:tab/><text:tab/>int supply = 0;</text:p>
      <text:p text:style-name="P22"><text:tab/><text:tab/>while(true) {</text:p>
      <text:p text:style-name="P22"><text:tab/><text:tab/><text:tab/>System.out.println("In the loop");</text:p>
      <text:p text:style-name="P22"><text:tab/><text:tab/><text:tab/>if(supply == 6) {</text:p>
      <text:p text:style-name="P22"><text:tab/><text:tab/><text:tab/><text:tab/>break;</text:p>
      <text:p text:style-name="P22"><text:tab/><text:tab/><text:tab/>}</text:p>
      <text:p text:style-name="P22"><text:tab/><text:tab/><text:tab/>supply++;</text:p>
      <text:p text:style-name="P22"><text:tab/><text:tab/><text:tab/>System.out.println("Out of the loop");</text:p>
      <text:p text:style-name="P22"><text:tab/><text:tab/>}</text:p>
      <text:p text:style-name="P28"><text:tab/>}</text:p>
      <text:p text:style-name="P18">}</text:p>
      <text:p text:style-name="P16">Lec <text:span text:style-name="T36">7</text:span> – <text:span text:style-name="T36">Getting User Input</text:span></text:p>
      <text:p text:style-name="P8"/>
      <text:p text:style-name="P9">import java.util.Scanner;</text:p>
      <text:p text:style-name="P22"/>
      <text:p text:style-name="P22">public class MyApplication {</text:p>
      <text:p text:style-name="P22"><text:tab/>public static void main(String[] args) {</text:p>
      <text:p text:style-name="P22"><text:tab/><text:tab/></text:p>
      <text:p text:style-name="P27"><text:span text:style-name="T12"><text:tab/><text:tab/>Scanner </text:span><text:span text:style-name="T23">input</text:span><text:span text:style-name="T12"> = new Scanner(System.in);</text:span></text:p>
      <text:p text:style-name="P22"><text:tab/><text:tab/></text:p>
      <text:p text:style-name="P22"><text:tab/><text:tab/>/* System.out.println("Enter a text line");</text:p>
      <text:p text:style-name="P22"><text:tab/><text:tab/></text:p>
      <text:p text:style-name="P22"><text:tab/><text:tab/>String text = input.nextLine();</text:p>
      <text:p text:style-name="P22"><text:tab/><text:tab/></text:p>
      <text:p text:style-name="P22"><text:tab/><text:tab/>System.out.println("Enter an integer");</text:p>
      <text:p text:style-name="P22"><text:tab/><text:tab/></text:p>
      <text:p text:style-name="P27"><text:span text:style-name="T12"><text:tab/><text:tab/></text:span><text:span text:style-name="T23">int</text:span><text:span text:style-name="T12"> aValue = input.nextInt();</text:span></text:p>
      <text:p text:style-name="P22"><text:tab/><text:tab/></text:p>
      <text:p text:style-name="P22"><text:tab/><text:tab/>System.out.println("Your integer is: " + aValue);</text:p>
      <text:p text:style-name="P22"><text:tab/><text:tab/></text:p>
      <text:p text:style-name="P22"><text:tab/><text:tab/>System.out.println("Your line is: " + text); */</text:p>
      <text:p text:style-name="P22"><text:tab/><text:tab/></text:p>
      <text:p text:style-name="P22"><text:tab/><text:tab/>System.out.println("Enter a decimal number: ");</text:p>
      <text:p text:style-name="P22"><text:tab/><text:tab/></text:p>
      <text:p text:style-name="P22"><text:tab/><text:tab/>double number = input.nextDouble();</text:p>
      <text:p text:style-name="P22"><text:tab/><text:tab/></text:p>
      <text:p text:style-name="P22"><text:tab/><text:tab/>System.out.println("Your Decimal is: " + number);</text:p>
      <text:p text:style-name="P22"><text:tab/>}</text:p>
      <text:p text:style-name="P22">}</text:p>
      <text:p text:style-name="P16"/>
      <text:p text:style-name="P16"/>
      <text:p text:style-name="P15"><text:soft-page-break/><text:span text:style-name="T38">Lec </text:span><text:span text:style-name="T39">8</text:span><text:span text:style-name="T38"> – </text:span><text:span text:style-name="T40">C</text:span><text:span text:style-name="T39">omments, Variable Scope, Do While Loops</text:span></text:p>
      <text:p text:style-name="P14"><text:span text:style-name="T24">import</text:span><text:span text:style-name="T12"> java.util.Scanner;</text:span></text:p>
      <text:p text:style-name="P22"/>
      <text:p text:style-name="P22">public class MyApplication {</text:p>
      <text:p text:style-name="P22"><text:tab/>public static void main(String[] args) {</text:p>
      <text:p text:style-name="P22"/>
      <text:p text:style-name="P22"><text:tab/><text:tab/>// Scanner value = new Scanner(System.in);</text:p>
      <text:p text:style-name="P22"/>
      <text:p text:style-name="P22"><text:tab/><text:tab/>/*</text:p>
      <text:p text:style-name="P22"><text:tab/><text:tab/> * System.out.println("Enter a text line"); String text = input.nextLine();</text:p>
      <text:p text:style-name="P22"><text:tab/><text:tab/> * System.out.println("Your line is: " + text);</text:p>
      <text:p text:style-name="P22"><text:tab/><text:tab/> * </text:p>
      <text:p text:style-name="P27"><text:span text:style-name="T12"><text:tab/><text:tab/> * System.out.println("Enter an integer"); </text:span><text:span text:style-name="T23">int</text:span><text:span text:style-name="T12"> aValue = input.nextInt();</text:span></text:p>
      <text:p text:style-name="P22"><text:tab/><text:tab/> * System.out.println("Your integer is: " + aValue);</text:p>
      <text:p text:style-name="P22"><text:tab/><text:tab/> * </text:p>
      <text:p text:style-name="P22"><text:tab/><text:tab/> * System.out.println("Enter a decimal number: "); double number =</text:p>
      <text:p text:style-name="P22"><text:tab/><text:tab/> * input.nextDouble(); System.out.println("Your Decimal is: " + number);</text:p>
      <text:p text:style-name="P22"><text:tab/><text:tab/> */</text:p>
      <text:p text:style-name="P22"/>
      <text:p text:style-name="P22"><text:tab/><text:tab/>// The following code is part of a previous section.</text:p>
      <text:p text:style-name="P22"/>
      <text:p text:style-name="P27"><text:span text:style-name="T12"><text:tab/><text:tab/>Scanner </text:span><text:span text:style-name="T23">input</text:span><text:span text:style-name="T12"> = new Scanne</text:span><text:span text:style-name="T26">r(System.in);</text:span></text:p>
      <text:p text:style-name="P25"><text:tab/><text:tab/>int number = 0;</text:p>
      <text:p text:style-name="P25"><text:tab/><text:tab/>do {</text:p>
      <text:p text:style-name="P25"><text:tab/><text:tab/><text:tab/>System.out.println("Enter a number: ");</text:p>
      <text:p text:style-name="P25"><text:tab/><text:tab/><text:tab/>number = input.nextInt();</text:p>
      <text:p text:style-name="P25"><text:tab/><text:tab/>} while (number != 9);</text:p>
      <text:p text:style-name="P27"><text:span text:style-name="T26"><text:tab/><text:tab/>System</text:span><text:span text:style-name="T12">.out.println("You got 9");</text:span></text:p>
      <text:p text:style-name="P22"><text:tab/>}</text:p>
      <text:p text:style-name="P10">}</text:p>
      <text:p text:style-name="P17"/>
      <text:p text:style-name="P16">Lec <text:span text:style-name="T36">9</text:span> – <text:span text:style-name="T36">Switch Statements</text:span></text:p>
      <text:p text:style-name="P9">import java.util.Scanner;</text:p>
      <text:p text:style-name="P22">public class MyApplication {</text:p>
      <text:p text:style-name="P22"><text:tab/>public static void main(String[] args) {</text:p>
      <text:p text:style-name="P22"><text:tab/><text:tab/></text:p>
      <text:p text:style-name="P27"><text:span text:style-name="T12"><text:tab/><text:tab/>Scanner </text:span><text:span text:style-name="T23">input</text:span><text:span text:style-name="T12"> = new Scanner(System.in);</text:span></text:p>
      <text:p text:style-name="P22"><text:tab/><text:tab/>//Variable types supported by switch statements</text:p>
      <text:p text:style-name="P27"><text:span text:style-name="T12"><text:tab/><text:tab/>//char, byte, short, </text:span><text:span text:style-name="T23">int</text:span><text:span text:style-name="T12">, and String</text:span></text:p>
      <text:p text:style-name="P22"><text:tab/><text:tab/></text:p>
      <text:p text:style-name="P22"><text:tab/><text:tab/>System.out.println("Enter your instructions: ");</text:p>
      <text:p text:style-name="P22"><text:tab/><text:tab/>String text = input.nextLine();</text:p>
      <text:p text:style-name="P22"><text:tab/><text:tab/></text:p>
      <text:p text:style-name="P22"><text:tab/><text:tab/>switch(text) {</text:p>
      <text:p text:style-name="P22"><text:tab/><text:tab/>case "run":</text:p>
      <text:p text:style-name="P22"><text:tab/><text:tab/><text:tab/>System.out.println("Program is running");</text:p>
      <text:p text:style-name="P22"><text:tab/><text:tab/><text:tab/>break;</text:p>
      <text:p text:style-name="P22"><text:tab/><text:tab/>case "stop":</text:p>
      <text:p text:style-name="P22"><text:tab/><text:tab/><text:tab/>System.out.println("Program stopped");</text:p>
      <text:p text:style-name="P22"><text:tab/><text:tab/><text:tab/>break;</text:p>
      <text:p text:style-name="P22"><text:tab/><text:tab/>default:</text:p>
      <text:p text:style-name="P22"><text:tab/><text:tab/><text:tab/><text:tab/>System.out.println("Instructions not recognized");</text:p>
      <text:p text:style-name="P22"><text:tab/><text:tab/>}</text:p>
      <text:p text:style-name="P22"><text:tab/>}</text:p>
      <text:p text:style-name="P22">}</text:p>
      <text:p text:style-name="P16"><text:soft-page-break/></text:p>
      <text:p text:style-name="P16">Lec <text:span text:style-name="T36">10</text:span> – <text:span text:style-name="T36">Arrays</text:span></text:p>
      <text:p text:style-name="P16"/>
      <text:p text:style-name="P22">public class MyApplication {</text:p>
      <text:p text:style-name="P22"><text:tab/>public static void main(String[] args) {</text:p>
      <text:p text:style-name="P27"><text:span text:style-name="T12"><text:tab/><text:tab/>int </text:span><text:span text:style-name="T23">number</text:span><text:span text:style-name="T12"> = 10;</text:span></text:p>
      <text:p text:style-name="P22"><text:tab/><text:tab/></text:p>
      <text:p text:style-name="P27"><text:span text:style-name="T12"><text:tab/><text:tab/>//</text:span><text:span text:style-name="T23">int</text:span><text:span text:style-name="T12">[] numbers = new </text:span><text:span text:style-name="T23">int</text:span><text:span text:style-name="T12">[5];</text:span></text:p>
      <text:p text:style-name="P22"><text:tab/><text:tab/>int[] numbers = {15,20,25,30,35};</text:p>
      <text:p text:style-name="P22"><text:tab/><text:tab/></text:p>
      <text:p text:style-name="P22"><text:tab/><text:tab/>//System.out.println(numbers[0]);</text:p>
      <text:p text:style-name="P22"><text:tab/><text:tab/></text:p>
      <text:p text:style-name="P22"><text:tab/><text:tab/>/*</text:p>
      <text:p text:style-name="P22"><text:tab/><text:tab/>numbers[0] = 15;</text:p>
      <text:p text:style-name="P22"><text:tab/><text:tab/>numbers[1] = 20;</text:p>
      <text:p text:style-name="P22"><text:tab/><text:tab/>numbers[2] = 25;</text:p>
      <text:p text:style-name="P22"><text:tab/><text:tab/>numbers[3] = 30;</text:p>
      <text:p text:style-name="P22"><text:tab/><text:tab/>numbers[4] = 35;</text:p>
      <text:p text:style-name="P22"><text:tab/><text:tab/>*/</text:p>
      <text:p text:style-name="P22"><text:tab/><text:tab/></text:p>
      <text:p text:style-name="P22"><text:tab/><text:tab/>System.out.println(numbers[0]);</text:p>
      <text:p text:style-name="P22"><text:tab/><text:tab/>System.out.println(numbers[1]);</text:p>
      <text:p text:style-name="P22"><text:tab/><text:tab/>System.out.println(numbers[2]);</text:p>
      <text:p text:style-name="P22"><text:tab/><text:tab/>System.out.println(numbers[3]);</text:p>
      <text:p text:style-name="P22"><text:tab/><text:tab/>System.out.println(numbers[4]);</text:p>
      <text:p text:style-name="P22"><text:tab/><text:tab/></text:p>
      <text:p text:style-name="P22"><text:tab/><text:tab/>for(int i=0; i&lt;numbers.length; i++) {</text:p>
      <text:p text:style-name="P22"><text:tab/><text:tab/><text:tab/>System.out.println(numbers[i]);</text:p>
      <text:p text:style-name="P22"><text:tab/><text:tab/>}</text:p>
      <text:p text:style-name="P22"><text:tab/>}</text:p>
      <text:p text:style-name="P19">}</text:p>
      <text:p text:style-name="P16"/>
      <text:p text:style-name="P16">Lec <text:span text:style-name="T36">11</text:span> – <text:span text:style-name="T36">Multidimensional Arrays, Nested For Loops</text:span></text:p>
      <text:p text:style-name="P13"><text:span text:style-name="T12">public class MyApplication {</text:span></text:p>
      <text:p text:style-name="P27"><text:span text:style-name="T12"><text:tab/>public static void main(String[] args) {</text:span></text:p>
      <text:p text:style-name="P22"><text:tab/><text:tab/></text:p>
      <text:p text:style-name="P27"><text:span text:style-name="T12"><text:tab/><text:tab/>//Example of a One dimensional array</text:span></text:p>
      <text:p text:style-name="P27"><text:span text:style-name="T12"><text:tab/><text:tab/>int[] oneDimensionalArray = {12, 49, 922};</text:span></text:p>
      <text:p text:style-name="P27"><text:span text:style-name="T12"><text:tab/><text:tab/>System.out.println(oneDimensionalArray[1]);</text:span></text:p>
      <text:p text:style-name="P22"><text:tab/><text:tab/></text:p>
      <text:p text:style-name="P27"><text:span text:style-name="T12"><text:tab/><text:tab/>//Example of a multidimensional array</text:span></text:p>
      <text:p text:style-name="P27"><text:span text:style-name="T12"><text:tab/>int[][] multiDimensionalArray = {{12, 49, 922}, {23, 56, 78, 12}, {12, 34, 56,}};</text:span></text:p>
      <text:p text:style-name="P27"><text:span text:style-name="T12"><text:tab/><text:tab/>System.out.println(multiDimensionalArray[1][3]);</text:span></text:p>
      <text:p text:style-name="P27"><text:span text:style-name="T12"><text:tab/><text:tab/>System.out.println(multiDimensionalArray[2][1]);</text:span></text:p>
      <text:p text:style-name="P22"><text:tab/><text:tab/></text:p>
      <text:p text:style-name="P27"><text:span text:style-name="T12"><text:tab/><text:tab/>double [][] Doublearray = new double[4][2];</text:span></text:p>
      <text:p text:style-name="P22"><text:tab/><text:tab/></text:p>
      <text:p text:style-name="P27"><text:span text:style-name="T12"><text:tab/><text:tab/>Doublearray[3][1] = 2.6;</text:span></text:p>
      <text:p text:style-name="P27"><text:span text:style-name="T12"><text:tab/><text:tab/>System.out.println(Doublearray[3][1]);</text:span></text:p>
      <text:p text:style-name="P22"><text:tab/><text:tab/></text:p>
      <text:p text:style-name="P27"><text:span text:style-name="T12"><text:tab/><text:tab/>//How to iterate through a multidimensional array</text:span></text:p>
      <text:p text:style-name="P27"><text:span text:style-name="T12"><text:tab/><text:tab/>for(int array=0; array&lt;multiDimensionalArray.length; array++) {</text:span></text:p>
      <text:p text:style-name="P27"><text:span text:style-name="T12"><text:tab/><text:tab/><text:tab/>for(int item=0; item&lt;multiDimensionalArray[array].length; item++) {</text:span></text:p>
      <text:p text:style-name="P27"><text:span text:style-name="T12"><text:tab/><text:tab/><text:tab/><text:tab/>System.out.print(multiDimensionalArray[array][item] + "\t");</text:span></text:p>
      <text:p text:style-name="P22"><text:soft-page-break/><text:tab/><text:tab/><text:tab/>}</text:p>
      <text:p text:style-name="P27"><text:span text:style-name="T12"><text:tab/><text:tab/><text:tab/>System.out.println();</text:span></text:p>
      <text:p text:style-name="P22"><text:tab/><text:tab/>}</text:p>
      <text:p text:style-name="P22"><text:tab/><text:tab/><text:tab/><text:tab/></text:p>
      <text:p text:style-name="P28"><text:tab/>}</text:p>
      <text:p text:style-name="P19">}</text:p>
      <text:p text:style-name="P16">Lec <text:span text:style-name="T36">12</text:span> – <text:span text:style-name="T36">Classes, Methods, and Objects</text:span></text:p>
      <text:p text:style-name="P12"/>
      <text:p text:style-name="P22">class Methods{</text:p>
      <text:p text:style-name="P22"><text:tab/></text:p>
      <text:p text:style-name="P22"><text:tab/>String animal;</text:p>
      <text:p text:style-name="P22"><text:tab/>int value;</text:p>
      <text:p text:style-name="P22"><text:tab/></text:p>
      <text:p text:style-name="P22"><text:tab/>void run() {</text:p>
      <text:p text:style-name="P22"><text:tab/><text:tab/>System.out.println("Running");</text:p>
      <text:p text:style-name="P22"><text:tab/><text:tab/>for(int i=0; i&lt;4; i++) {</text:p>
      <text:p text:style-name="P22"><text:tab/><text:tab/>System.out.println("My " + animal + " is " + value + " years old.");</text:p>
      <text:p text:style-name="P22"><text:tab/><text:tab/>}</text:p>
      <text:p text:style-name="P22"><text:tab/>}</text:p>
      <text:p text:style-name="P22">}</text:p>
      <text:p text:style-name="P22"/>
      <text:p text:style-name="P22"/>
      <text:p text:style-name="P22">public class Application {</text:p>
      <text:p text:style-name="P22"><text:s/></text:p>
      <text:p text:style-name="P22"><text:tab/>public static void main(String [] args) {</text:p>
      <text:p text:style-name="P22"><text:tab/><text:tab/></text:p>
      <text:p text:style-name="P22"><text:tab/><text:tab/>Methods name = new Methods();</text:p>
      <text:p text:style-name="P22"><text:tab/><text:tab/>name.animal = "Cat";</text:p>
      <text:p text:style-name="P22"><text:tab/><text:tab/>name.value = 9;</text:p>
      <text:p text:style-name="P22"><text:tab/><text:tab/>name.run();</text:p>
      <text:p text:style-name="P22"><text:tab/><text:tab/></text:p>
      <text:p text:style-name="P28"><text:tab/>}</text:p>
      <text:p text:style-name="P28">}</text:p>
      <text:p text:style-name="P16"/>
      <text:p text:style-name="P16">Lec <text:span text:style-name="T36">13</text:span> – <text:span text:style-name="T36">Return Types and Method Parameters</text:span></text:p>
      <text:p text:style-name="P16"/>
      <text:p text:style-name="P27"><text:span text:style-name="T12">class</text:span><text:span text:style-name="T12"> </text:span><text:span text:style-name="T12">Methods</text:span><text:span text:style-name="T12">{</text:span></text:p>
      <text:p text:style-name="P27"><text:span text:style-name="T12"><text:tab/></text:span></text:p>
      <text:p text:style-name="P27"><text:span text:style-name="T12"><text:tab/></text:span><text:span text:style-name="T12">String</text:span><text:span text:style-name="T12"> </text:span><text:span text:style-name="T12">animal</text:span><text:span text:style-name="T12">;</text:span></text:p>
      <text:p text:style-name="P27"><text:span text:style-name="T12"><text:tab/></text:span><text:span text:style-name="T12">int</text:span><text:span text:style-name="T12"> </text:span><text:span text:style-name="T12">value</text:span><text:span text:style-name="T12">;</text:span></text:p>
      <text:p text:style-name="P27"><text:span text:style-name="T12"><text:tab/></text:span><text:span text:style-name="T12">int</text:span><text:span text:style-name="T12"> </text:span><text:span text:style-name="T12">month</text:span><text:span text:style-name="T12">;</text:span></text:p>
      <text:p text:style-name="P27"><text:span text:style-name="T12"><text:tab/></text:span></text:p>
      <text:p text:style-name="P27"><text:span text:style-name="T12"><text:tab/></text:span><text:span text:style-name="T12">void</text:span><text:span text:style-name="T12"> </text:span><text:span text:style-name="T12">run</text:span><text:span text:style-name="T12">() {</text:span></text:p>
      <text:p text:style-name="P27"><text:span text:style-name="T12"><text:tab/><text:tab/></text:span></text:p>
      <text:p text:style-name="P27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Running"</text:span><text:span text:style-name="T12">);</text:span></text:p>
      <text:p text:style-name="P27"><text:span text:style-name="T12"><text:tab/><text:tab/></text:span><text:span text:style-name="T12">for</text:span><text:span text:style-name="T12">(</text:span><text:span text:style-name="T12">int</text:span><text:span text:style-name="T12"> </text:span><text:span text:style-name="T12">i</text:span><text:span text:style-name="T12">=</text:span><text:span text:style-name="T12">0</text:span><text:span text:style-name="T12">; </text:span><text:span text:style-name="T12">i</text:span><text:span text:style-name="T12">&lt;</text:span><text:span text:style-name="T12">4</text:span><text:span text:style-name="T12">; </text:span><text:span text:style-name="T12">i</text:span><text:span text:style-name="T12">++) {</text:span></text:p>
      <text:p text:style-name="P27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My "</text:span><text:span text:style-name="T12"> + </text:span><text:span text:style-name="T12">animal</text:span><text:span text:style-name="T12"> + </text:span><text:span text:style-name="T12">" is "</text:span><text:span text:style-name="T12"> + </text:span><text:span text:style-name="T12">value</text:span><text:span text:style-name="T12"> + </text:span><text:span text:style-name="T12">" years old."</text:span><text:span text:style-name="T12">);</text:span></text:p>
      <text:p text:style-name="P27"><text:span text:style-name="T12"><text:tab/><text:tab/>}</text:span></text:p>
      <text:p text:style-name="P27"><text:span text:style-name="T12"><text:tab/>}</text:span></text:p>
      <text:p text:style-name="P27"><text:span text:style-name="T12"><text:tab/></text:span></text:p>
      <text:p text:style-name="P27"><text:span text:style-name="T12"><text:tab/></text:span><text:span text:style-name="T12">int</text:span><text:span text:style-name="T12"> </text:span><text:span text:style-name="T12">calculateMonthsToBirthday</text:span><text:span text:style-name="T12">() {</text:span></text:p>
      <text:p text:style-name="P27"><text:span text:style-name="T12"><text:tab/><text:tab/></text:span><text:span text:style-name="T12">int</text:span><text:span text:style-name="T12"> </text:span><text:span text:style-name="T12">monthsLeft</text:span><text:span text:style-name="T12"> = </text:span><text:span text:style-name="T12">12</text:span><text:span text:style-name="T12"> - </text:span><text:span text:style-name="T12">month</text:span><text:span text:style-name="T12">;</text:span></text:p>
      <text:p text:style-name="P27"><text:span text:style-name="T12"><text:tab/><text:tab/></text:span><text:span text:style-name="T12">return</text:span><text:span text:style-name="T12"> </text:span><text:span text:style-name="T12">monthsLeft</text:span><text:span text:style-name="T12">;</text:span></text:p>
      <text:p text:style-name="P27"><text:span text:style-name="T12"><text:tab/>}</text:span></text:p>
      <text:p text:style-name="P27"><text:soft-page-break/><text:span text:style-name="T12"><text:tab/></text:span></text:p>
      <text:p text:style-name="P27"><text:span text:style-name="T12"><text:tab/></text:span><text:span text:style-name="T12">void</text:span><text:span text:style-name="T12"> </text:span><text:span text:style-name="T12">talk</text:span><text:span text:style-name="T12">(</text:span><text:span text:style-name="T12">String</text:span><text:span text:style-name="T12"> </text:span><text:span text:style-name="T12">text</text:span><text:span text:style-name="T12">) {</text:span></text:p>
      <text:p text:style-name="P27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text</text:span><text:span text:style-name="T12">);</text:span></text:p>
      <text:p text:style-name="P27"><text:span text:style-name="T12"><text:tab/>}</text:span></text:p>
      <text:p text:style-name="P27"><text:span text:style-name="T12"><text:tab/></text:span></text:p>
      <text:p text:style-name="P27"><text:span text:style-name="T12"><text:tab/></text:span><text:span text:style-name="T12">void</text:span><text:span text:style-name="T12"> </text:span><text:span text:style-name="T12">walk</text:span><text:span text:style-name="T12">(</text:span><text:span text:style-name="T12">int</text:span><text:span text:style-name="T12"> </text:span><text:span text:style-name="T12">speed</text:span><text:span text:style-name="T12">) {</text:span></text:p>
      <text:p text:style-name="P27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Walking "</text:span><text:span text:style-name="T12"> + </text:span><text:span text:style-name="T12">speed</text:span><text:span text:style-name="T12"> + </text:span><text:span text:style-name="T12">" km per hour"</text:span><text:span text:style-name="T12">);</text:span></text:p>
      <text:p text:style-name="P27"><text:span text:style-name="T12"><text:tab/>}</text:span></text:p>
      <text:p text:style-name="P27"><text:span text:style-name="T12"><text:tab/></text:span></text:p>
      <text:p text:style-name="P27"><text:span text:style-name="T12"><text:tab/></text:span><text:span text:style-name="T12">void</text:span><text:span text:style-name="T12"> </text:span><text:span text:style-name="T12">timer</text:span><text:span text:style-name="T12">(</text:span><text:span text:style-name="T12">int</text:span><text:span text:style-name="T12"> </text:span><text:span text:style-name="T12">minutes</text:span><text:span text:style-name="T12">, </text:span><text:span text:style-name="T12">double</text:span><text:span text:style-name="T12"> </text:span><text:span text:style-name="T12">seconds</text:span><text:span text:style-name="T12">) {</text:span></text:p>
      <text:p text:style-name="P27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It took "</text:span><text:span text:style-name="T12"> + </text:span><text:span text:style-name="T12">minutes</text:span><text:span text:style-name="T12"> + </text:span><text:span text:style-name="T12">"m and "</text:span><text:span text:style-name="T12"> + </text:span><text:span text:style-name="T12">seconds</text:span><text:span text:style-name="T12"> + </text:span><text:span text:style-name="T12">"s to get down the hill."</text:span><text:span text:style-name="T12">);</text:span></text:p>
      <text:p text:style-name="P27"><text:span text:style-name="T12"><text:tab/>}</text:span></text:p>
      <text:p text:style-name="P27"><text:span text:style-name="T12">}</text:span></text:p>
      <text:p text:style-name="P22"/>
      <text:p text:style-name="P22"/>
      <text:p text:style-name="P27"><text:span text:style-name="T12">public</text:span><text:span text:style-name="T12"> </text:span><text:span text:style-name="T12">class</text:span><text:span text:style-name="T29"> </text:span><text:span text:style-name="T29">Application</text:span><text:span text:style-name="T12"> {</text:span></text:p>
      <text:p text:style-name="P27"><text:span text:style-name="T12"><text:s/></text:span></text:p>
      <text:p text:style-name="P27"><text:span text:style-name="T12"><text:tab/></text:span><text:span text:style-name="T12">public</text:span><text:span text:style-name="T12"> </text:span><text:span text:style-name="T12">static</text:span><text:span text:style-name="T12"> </text:span><text:span text:style-name="T12">void</text:span><text:span text:style-name="T12"> </text:span><text:span text:style-name="T12">main</text:span><text:span text:style-name="T12">(</text:span><text:span text:style-name="T12">String</text:span><text:span text:style-name="T12"> [] </text:span><text:span text:style-name="T12">args</text:span><text:span text:style-name="T12">) {</text:span></text:p>
      <text:p text:style-name="P27"><text:span text:style-name="T12"><text:tab/><text:tab/></text:span></text:p>
      <text:p text:style-name="P27"><text:span text:style-name="T12"><text:tab/><text:tab/></text:span><text:span text:style-name="T12">Methods</text:span><text:span text:style-name="T12"> </text:span><text:span text:style-name="T12">name</text:span><text:span text:style-name="T12"> = </text:span><text:span text:style-name="T12">new</text:span><text:span text:style-name="T12"> </text:span><text:span text:style-name="T12">Methods</text:span><text:span text:style-name="T12">();</text:span></text:p>
      <text:p text:style-name="P27"><text:span text:style-name="T12"><text:tab/><text:tab/></text:span><text:span text:style-name="T12">name</text:span><text:span text:style-name="T12">.</text:span><text:span text:style-name="T12">animal</text:span><text:span text:style-name="T12"> = </text:span><text:span text:style-name="T12">"Cat"</text:span><text:span text:style-name="T12">;</text:span></text:p>
      <text:p text:style-name="P27"><text:span text:style-name="T12"><text:tab/><text:tab/></text:span><text:span text:style-name="T12">name</text:span><text:span text:style-name="T12">.</text:span><text:span text:style-name="T12">value</text:span><text:span text:style-name="T12"> = </text:span><text:span text:style-name="T12">9</text:span><text:span text:style-name="T12">;</text:span></text:p>
      <text:p text:style-name="P27"><text:span text:style-name="T12"><text:tab/><text:tab/></text:span><text:span text:style-name="T12">//name.run();</text:span></text:p>
      <text:p text:style-name="P27"><text:span text:style-name="T12"><text:tab/><text:tab/></text:span><text:span text:style-name="T12">name</text:span><text:span text:style-name="T12">.</text:span><text:span text:style-name="T12">month</text:span><text:span text:style-name="T12"> = </text:span><text:span text:style-name="T12">8</text:span><text:span text:style-name="T12">;</text:span></text:p>
      <text:p text:style-name="P27"><text:span text:style-name="T12"><text:tab/><text:tab/></text:span><text:span text:style-name="T12">int</text:span><text:span text:style-name="T12"> </text:span><text:span text:style-name="T12">months</text:span><text:span text:style-name="T12"> = </text:span><text:span text:style-name="T12">name</text:span><text:span text:style-name="T12">.</text:span><text:span text:style-name="T12">calculateMonthsToBirthday</text:span><text:span text:style-name="T12">();</text:span></text:p>
      <text:p text:style-name="P27"><text:span text:style-name="T12"><text:tab/><text:tab/></text:span><text:span text:style-name="T12">name</text:span><text:span text:style-name="T12">.</text:span><text:span text:style-name="T12">talk</text:span><text:span text:style-name="T12">(</text:span><text:span text:style-name="T12">"Hi, I am Steven!"</text:span><text:span text:style-name="T12">);</text:span></text:p>
      <text:p text:style-name="P27"><text:span text:style-name="T12"><text:tab/><text:tab/></text:span><text:span text:style-name="T12">name</text:span><text:span text:style-name="T12">.</text:span><text:span text:style-name="T12">walk</text:span><text:span text:style-name="T12">(</text:span><text:span text:style-name="T12">10</text:span><text:span text:style-name="T12">);</text:span></text:p>
      <text:p text:style-name="P27"><text:span text:style-name="T12"><text:tab/><text:tab/></text:span><text:span text:style-name="T12">String</text:span><text:span text:style-name="T12"> </text:span><text:span text:style-name="T12">hello</text:span><text:span text:style-name="T12"> = </text:span><text:span text:style-name="T12">"Hello there"</text:span><text:span text:style-name="T12">;</text:span></text:p>
      <text:p text:style-name="P27"><text:span text:style-name="T12"><text:tab/><text:tab/></text:span><text:span text:style-name="T12">name</text:span><text:span text:style-name="T12">.</text:span><text:span text:style-name="T12">timer</text:span><text:span text:style-name="T12">(</text:span><text:span text:style-name="T12">10</text:span><text:span text:style-name="T12">,</text:span><text:span text:style-name="T12">3.64</text:span><text:span text:style-name="T12">);</text:span></text:p>
      <text:p text:style-name="P27"><text:span text:style-name="T12"><text:tab/><text:tab/></text:span><text:span text:style-name="T12">name</text:span><text:span text:style-name="T12">.</text:span><text:span text:style-name="T12">talk</text:span><text:span text:style-name="T12">(</text:span><text:span text:style-name="T12">hello</text:span><text:span text:style-name="T12">);</text:span></text:p>
      <text:p text:style-name="P27"><text:span text:style-name="T12"><text:tab/><text:tab/></text:span></text:p>
      <text:p text:style-name="P27"><text:span text:style-name="T12"><text:tab/><text:tab/></text:span><text:span text:style-name="T12">System</text:span><text:span text:style-name="T12">.</text:span><text:span text:style-name="T12">out</text:span><text:span text:style-name="T12">.</text:span><text:span text:style-name="T12">println</text:span><text:span text:style-name="T12">(</text:span><text:span text:style-name="T12">"Months until birthday "</text:span><text:span text:style-name="T12"> + </text:span><text:span text:style-name="T12">months</text:span><text:span text:style-name="T12">);</text:span></text:p>
      <text:p text:style-name="P27"><text:span text:style-name="T12"><text:tab/><text:tab/></text:span></text:p>
      <text:p text:style-name="P42"><text:span text:style-name="T12"><text:tab/>}</text:span></text:p>
      <text:p text:style-name="P42"><text:span text:style-name="T25">}</text:span></text:p>
      <text:p text:style-name="P15"><text:span text:style-name="T38">Lec </text:span><text:span text:style-name="T39">14</text:span><text:span text:style-name="T38"> – </text:span><text:span text:style-name="T40">C</text:span><text:span text:style-name="T39">onstructors and this vs. this()</text:span></text:p>
      <text:p text:style-name="P17"/>
      <text:p text:style-name="P16">Lec <text:span text:style-name="T36">15</text:span> – <text:span text:style-name="T36">Static and Final</text:span></text:p>
      <text:p text:style-name="P16"/>
      <text:p text:style-name="P16">Lec <text:span text:style-name="T36">16</text:span> – <text:span text:style-name="T42">Inheritance and Access Modifiers 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5-23T21:58:12.435000000</dc:date>
    <meta:editing-duration>PT8H49M57S</meta:editing-duration>
    <meta:editing-cycles>18</meta:editing-cycles>
    <meta:generator>LibreOffice/6.3.4.2$Windows_X86_64 LibreOffice_project/60da17e045e08f1793c57c00ba83cdfce946d0aa</meta:generator>
    <meta:document-statistic meta:table-count="0" meta:image-count="0" meta:object-count="0" meta:page-count="8" meta:paragraph-count="383" meta:word-count="1244" meta:character-count="8900" meta:non-whitespace-character-count="7298"/>
  </office:meta>
</office:document-meta>
</file>